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83cm" fo:min-width="14.89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6.95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ffff00" loext:opacity="100%" style:font-name="Arial" fo:font-size="200pt" fo:background-color="#ffbf00" style:font-size-asian="200pt" style:font-size-complex="200pt"/>
    </style:style>
    <style:style style:name="P2" style:family="paragraph">
      <loext:graphic-properties draw:fill="none" draw:fill-color="#ffffff"/>
      <style:text-properties style:font-name="Arial"/>
    </style:style>
    <style:style style:name="T1" style:family="text">
      <style:text-properties fo:color="#0dd1d5" loext:opacity="100%" style:font-name="Arial" fo:font-size="200pt" fo:background-color="#ffffff" style:font-size-asian="200pt" style:font-size-complex="200pt"/>
    </style:style>
    <style:style style:name="T2" style:family="text">
      <style:text-properties fo:color="#ffffff" loext:opacity="100%" style:font-name="Arial" fo:font-size="200pt" fo:background-color="#063d77" style:font-size-asian="200pt" style:font-size-complex="200pt"/>
    </style:style>
    <style:style style:name="T3" style:family="text">
      <style:text-properties style:font-name="Arial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4.588cm" svg:height="8.133cm" svg:x="0.75cm" svg:y="9.967cm">
          <draw:text-box>
            <text:p><text:span text:style-name="T1">Do</text:span><text:span text:style-name="T2">NOF</text:span></text:p>
          </draw:text-box>
        </draw:frame>
        <draw:frame draw:style-name="gr2" draw:text-style-name="P2" draw:layer="layout" svg:width="9.171cm" svg:height="2.855cm" svg:x="16.167cm" svg:y="18.095cm">
          <draw:text-box>
            <text:p><text:span text:style-name="T3">Slim Se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9T15:26:36.819893441</meta:creation-date>
    <dc:date>2025-07-11T12:55:50.996868053</dc:date>
    <meta:editing-duration>PT7M21S</meta:editing-duration>
    <meta:editing-cycles>5</meta:editing-cycles>
    <meta:generator>LibreOffice/25.2.4.3$Linux_X86_64 LibreOffice_project/520$Build-3</meta:generator>
    <meta:document-statistic meta:object-count="2"/>
  </office:meta>
</office:document-meta>
</file>